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8" style:parent-style-name="Normal" style:family="paragraph">
      <style:paragraph-properties fo:margin-bottom="0in" fo:line-height="100%" fo:background-color="#FFFFFF"/>
    </style:style>
    <style:style style:name="T9" style:parent-style-name="DefaultParagraphFont" style:family="text">
      <style:text-properties style:font-name="Arial" style:font-name-asian="Times New Roman" style:font-name-complex="Arial" fo:color="#222222" fo:font-size="12pt" style:font-size-asian="12pt" style:font-size-complex="12pt"/>
    </style:style>
    <style:style style:name="T10" style:parent-style-name="DefaultParagraphFont" style:family="text">
      <style:text-properties style:font-name="Arial" style:font-name-asian="Times New Roman" style:font-name-complex="Arial" fo:font-style="italic" style:font-style-asian="italic" style:font-style-complex="italic" fo:color="#222222" fo:font-size="12pt" style:font-size-asian="12pt" style:font-size-complex="12pt"/>
    </style:style>
    <style:style style:name="T11" style:parent-style-name="DefaultParagraphFont" style:family="text">
      <style:text-properties style:font-name="Arial" style:font-name-asian="Times New Roman" style:font-name-complex="Arial" fo:color="#222222" fo:font-size="12pt" style:font-size-asian="12pt" style:font-size-complex="12pt"/>
    </style:style>
    <style:style style:name="P12"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4"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5" style:parent-style-name="Normal" style:list-style-name="LFO1" style:family="paragraph">
      <style:paragraph-properties fo:margin-bottom="0in" fo:line-height="100%" fo:background-color="#FFFFFF"/>
      <style:text-properties style:font-name="Calibri" style:font-name-asian="Times New Roman" style:font-name-complex="Calibri" fo:color="#222222"/>
    </style:style>
    <style:style style:name="P1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17" style:parent-style-name="Normal" style:list-style-name="LFO2" style:family="paragraph">
      <style:paragraph-properties fo:margin-bottom="0in" fo:line-height="100%" fo:background-color="#FFFFFF"/>
    </style:style>
    <style:style style:name="T18" style:parent-style-name="DefaultParagraphFont" style:family="text">
      <style:text-properties style:font-name="Calibri" style:font-name-asian="Times New Roman" style:font-name-complex="Calibri" fo:color="#222222"/>
    </style:style>
    <style:style style:name="T19" style:parent-style-name="DefaultParagraphFont" style:family="text">
      <style:text-properties style:font-name="Calibri" style:font-name-asian="Times New Roman" style:font-name-complex="Calibri" fo:color="#1155CC" style:text-underline-type="single" style:text-underline-style="solid" style:text-underline-width="auto" style:text-underline-mode="continuous"/>
    </style:style>
    <style:style style:name="T20" style:parent-style-name="DefaultParagraphFont" style:family="text">
      <style:text-properties style:font-name="Calibri" style:font-name-asian="Times New Roman" style:font-name-complex="Calibri" fo:color="#222222"/>
    </style:style>
    <style:style style:name="P21" style:parent-style-name="Normal" style:list-style-name="LFO2" style:family="paragraph">
      <style:paragraph-properties fo:margin-bottom="0in" fo:line-height="100%" fo:background-color="#FFFFFF"/>
      <style:text-properties style:font-name="Calibri" style:font-name-asian="Times New Roman" style:font-name-complex="Calibri" fo:color="#222222"/>
    </style:style>
    <style:style style:name="P22" style:parent-style-name="Normal" style:family="paragraph">
      <style:paragraph-properties fo:margin-bottom="0in" fo:line-height="100%" fo:margin-left="0.5in" fo:background-color="#FFFFFF">
        <style:tab-stops/>
      </style:paragraph-properties>
      <style:text-properties style:font-name="Calibri" style:font-name-asian="Times New Roman" style:font-name-complex="Calibri" fo:color="#222222"/>
    </style:style>
    <style:style style:name="P23"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4" style:parent-style-name="Normal" style:family="paragraph">
      <style:paragraph-properties fo:margin-bottom="0in" fo:line-height="100%" fo:margin-left="0.5in" fo:background-color="#FFFFFF">
        <style:tab-stops/>
      </style:paragraph-properties>
      <style:text-properties style:font-name="Calibri" style:font-name-asian="Times New Roman" style:font-name-complex="Calibri" fo:color="#222222"/>
    </style:style>
    <style:style style:name="P25"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6"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7"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8" style:parent-style-name="Normal" style:family="paragraph">
      <style:paragraph-properties fo:margin-bottom="0in" fo:line-height="100%" fo:background-color="#FFFFFF"/>
      <style:text-properties style:font-name="Arial" style:font-name-asian="Times New Roman" style:font-name-complex="Arial" fo:color="#222222" fo:font-size="12pt" style:font-size-asian="12pt" style:font-size-complex="12pt"/>
    </style:style>
    <style:style style:name="P29" style:parent-style-name="Normal" style:family="paragraph">
      <style:paragraph-properties fo:margin-bottom="0in" fo:line-height="100%" fo:background-color="#FFFFFF"/>
    </style:style>
    <style:style style:name="T30" style:parent-style-name="DefaultParagraphFont" style:family="text">
      <style:text-properties style:font-name="Arial" style:font-name-asian="Times New Roman" style:font-name-complex="Arial" fo:font-weight="bold" style:font-weight-asian="bold" style:font-weight-complex="bold" fo:color="#2D2D62" fo:font-size="9pt" style:font-size-asian="9pt" style:font-size-complex="9pt"/>
    </style:style>
    <style:style style:name="P31" style:parent-style-name="Normal" style:family="paragraph">
      <style:paragraph-properties fo:margin-bottom="0in" fo:line-height="100%" fo:background-color="#FFFFFF"/>
    </style:style>
    <style:style style:name="T32" style:parent-style-name="DefaultParagraphFont" style:family="text">
      <style:text-properties style:font-name="Arial" style:font-name-asian="Times New Roman" style:font-name-complex="Arial" fo:color="#002060" fo:font-size="9pt" style:font-size-asian="9pt" style:font-size-complex="9pt"/>
    </style:style>
    <style:style style:name="P33" style:parent-style-name="Normal" style:family="paragraph">
      <style:paragraph-properties fo:margin-bottom="0in" fo:line-height="100%" fo:background-color="#FFFFFF"/>
    </style:style>
    <style:style style:name="T34" style:parent-style-name="DefaultParagraphFont" style:family="text">
      <style:text-properties style:font-name="Arial" style:font-name-asian="Times New Roman" style:font-name-complex="Arial" fo:color="#002060" fo:font-size="9pt" style:font-size-asian="9pt" style:font-size-complex="9pt"/>
    </style:style>
    <style:style style:name="P35" style:parent-style-name="Normal" style:family="paragraph">
      <style:text-properties fo:font-weight="bold" style:font-weight-asian="bold" style:font-weight-complex="bold"/>
    </style:style>
    <style:style style:name="P36" style:parent-style-name="Normal" style:family="paragraph">
      <style:paragraph-properties fo:margin-bottom="0in" fo:line-height="100%"/>
      <style:text-properties style:font-name="Calibri" style:font-name-asian="Times New Roman" style:font-name-complex="Calibri" fo:color="#000000"/>
    </style:style>
    <style:style style:name="P37" style:parent-style-name="Normal" style:family="paragraph">
      <style:text-properties fo:font-weight="bold" style:font-weight-asian="bold" style:font-weight-complex="bold"/>
    </style:style>
  </office:automatic-styles>
  <office:body>
    <office:text text:use-soft-page-breaks="true">
      <text:p text:style-name="P1">MRC 20221115</text:p>
      <text:p text:style-name="P2">Dear Marguerite,</text:p>
      <text:p text:style-name="P3"> </text:p>
      <text:p text:style-name="P4">Thank you for asking us to comment on your review of our clinical trials policy and please accept my apologies for being slow to respond.</text:p>
      <text:p text:style-name="P5"> </text:p>
      <text:p text:style-name="P6">Overall I think that your assessment is fair on most counts.</text:p>
      <text:p text:style-name="P7"> </text:p>
      <text:p text:style-name="P8"><text:span text:style-name="T9">I did pick up one error as you state that we do not require the trial ID to be included in publications – in fact, under section 3, we do require this: </text:span><text:span text:style-name="T10">The unique ISRCTN number must be used in all publications</text:span><text:span text:style-name="T11">.</text:span></text:p>
      <text:p text:style-name="P12"> </text:p>
      <text:p text:style-name="P13">I also have some explanations of our policy which I know you may not be able to take into account in your scoring but I think it may be useful for you to understand why we have constructed our policy in this way.</text:p>
      <text:p text:style-name="P14"> </text:p>
      <text:list text:style-name="LFO1" text:continue-numbering="true">
        <text:list-item>
          <text:p text:style-name="P15">Firstly, we almost always restrict use of the word ‘must’ to requirements that we can monitor and enforce. Therefore we may use ‘should’ where we know that we cannot monitor the requirement (or that the resources to monitor it would be disproportionate). However we do aim to monitor our ‘should’ requirements in our regular audits as far as possible with a view to making them a ‘must’ in future. So it is a dynamic policy in this way.</text:p>
        </text:list-item>
      </text:list>
      <text:p text:style-name="P16"> </text:p>
      <text:list text:style-name="LFO2" text:continue-numbering="true">
        <text:list-item>
          <text:p text:style-name="P17"><text:span text:style-name="T18">We mandate the ISRCTN registry which chases all registered trials to ensure that a publication or report (following CONSORT guidelines) of the main trial findings are linked to the registry entry – and it labels these links as ‘main findings’ or ‘protocol’ or ‘additional findings’ so this is absolutely clear. Trialists can also upload summary results or documents to the registry if they wish so it is a flexible system that maximises the likelihood of results being publicly accessible. We find this very useful in auditing our funded trials outputs. In contrast, some registries (</text:span><text:a xlink:href="http://www.clinicaltrials.gov/" office:target-frame-name="_blank" xlink:show="new"><text:span text:style-name="T19">www.clinicaltrials.gov</text:span></text:a><text:span text:style-name="T20">) trawl PubMed and automatically link anything related to the trial (often NOT the trial findings) or have a summary results page that is mostly not completed. We therefore ensure our policy is auditable and emphasise that the main findings must be accessible via the registry entry rather than demanding a specific format for these results. I think it is worth considering this in your evaluation.</text:span></text:p>
        </text:list-item>
        <text:list-item>
          <text:p text:style-name="P21">In terms of publication in a journal or not – all of our grant holders publish in a journal as their primary option. We allow for 24 months to publish because we evaluated the time taken for journal to accept and publish and it was 6-18 months so our policy is specifically designed for journal publication and our audits show this is what applicants aim for. However our policy is framed to allow those who cannot achieve a publication because journals reject their paper (e.g. a negative study) are still required to make a public report and link it or upload it to the ISRCTN registry.</text:p>
        </text:list-item>
      </text:list>
      <text:p text:style-name="P22"> </text:p>
      <text:p text:style-name="P23">Thank you again for allowing us to comment on this.</text:p>
      <text:p text:style-name="P24"> </text:p>
      <text:p text:style-name="P25">Best wishes</text:p>
      <text:p text:style-name="P26">Rachel</text:p>
      <text:p text:style-name="P27"> </text:p>
      <text:p text:style-name="P28"> </text:p>
      <text:p text:style-name="P29"><text:span text:style-name="T30">Dr Rachel Knowles</text:span></text:p>
      <text:p text:style-name="P31"><text:span text:style-name="T32">Lead for Clinical Research Policy, Ethics and Governance</text:span></text:p>
      <text:p text:style-name="P33"><text:span text:style-name="T34">Tel: +44(0)7914 291502</text:span></text:p>
      <text:p text:style-name="Normal"/>
      <text:soft-page-break/>
      <text:p text:style-name="P35">ACTION TAKEN</text:p>
      <text:p text:style-name="P36">“Trial ID in publications”- upgraded to green, due to explanation above</text:p>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_-8780680112569970028msolistparagraph" style:display-name="m_-8780680112569970028msolist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1:43:00Z</meta:creation-date>
    <dc:date>2023-01-21T21:45:00Z</dc:date>
    <meta:template xlink:href="Normal" xlink:type="simple"/>
    <meta:editing-cycles>1</meta:editing-cycles>
    <meta:editing-duration>PT0S</meta:editing-duration>
    <meta:document-statistic meta:page-count="2" meta:paragraph-count="6" meta:word-count="450" meta:character-count="3013" meta:row-count="21" meta:non-whitespace-character-count="2569"/>
  </office:meta>
</office:document-meta>
</file>